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0802c" officeooo:paragraph-rsid="0010802c"/>
    </style:style>
    <style:style style:name="P4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1"><text:a xlink:type="simple" xlink:href="#__RefHeading___Toc107_2776525921" text:style-name="Index_20_Link" text:visited-style-name="Index_20_Link">HTML<text:tab/>2</text:a></text:p>
          <text:p text:style-name="P2"><text:a xlink:type="simple" xlink:href="#__RefHeading___Toc109_2776525921" text:style-name="Index_20_Link" text:visited-style-name="Index_20_Link">Header<text:tab/>2</text:a></text:p>
        </text:index-body>
      </text:table-of-content>
      <text:p text:style-name="Standard"/>
      <text:h text:style-name="P4" text:outline-level="1"><text:bookmark-start text:name="__RefHeading___Toc107_2776525921"/>HTML<text:bookmark-end text:name="__RefHeading___Toc107_2776525921"/></text:h>
      <text:p text:style-name="P3"/>
      <text:h text:style-name="Heading_20_2" text:outline-level="2"><text:bookmark-start text:name="__RefHeading___Toc109_2776525921"/>Header<text:bookmark-end text:name="__RefHeading___Toc109_2776525921"/></text:h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18T19:45:53.100265771</meta:creation-date>
    <meta:generator>LibreOffice/7.1.5.2$MacOSX_X86_64 LibreOffice_project/85f04e9f809797b8199d13c421bd8a2b025d52b5</meta:generator>
    <dc:date>2021-09-18T20:13:25.870488845</dc:date>
    <meta:editing-duration>PT7M55S</meta:editing-duration>
    <meta:editing-cycles>3</meta:editing-cycles>
    <meta:document-statistic meta:table-count="0" meta:image-count="0" meta:object-count="0" meta:page-count="2" meta:paragraph-count="5" meta:word-count="7" meta:character-count="32" meta:non-whitespace-character-count="30"/>
  </office:meta>
</office:document-meta>
</file>